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ncurso</text:p>
          </table:table-cell>
          <table:table-cell office:value-type="string">
            <text:p>Data</text:p>
          </table:table-cell>
          <table:table-cell office:value-type="string">
            <text:p>1ª Dezena</text:p>
          </table:table-cell>
          <table:table-cell office:value-type="string">
            <text:p>2ª Dezena</text:p>
          </table:table-cell>
          <table:table-cell office:value-type="string">
            <text:p>3ª Dezena</text:p>
          </table:table-cell>
          <table:table-cell office:value-type="string">
            <text:p>4ª Dezena</text:p>
          </table:table-cell>
          <table:table-cell office:value-type="string">
            <text:p>5ª Dezena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05/01/2016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05/01/2016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05/01/2016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05/01/2016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05/01/20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05/01/20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05/01/20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05/01/20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05/01/201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05/01/201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05/01/201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05/01/2016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05/01/20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05/01/20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05/01/2016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05/01/2016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05/01/2016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05/01/2016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05/01/201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05/01/20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05/01/201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05/01/2016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05/01/2016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06/01/2016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06/01/2016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13/08/2013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20/08/2013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27/08/2013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03/09/201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10/09/2013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17/09/201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24/09/2013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24/09/201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06/01/20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06/01/20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06/01/201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07/01/201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08/01/20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13/11/20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20/11/2012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27/11/201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>
            <text:p>13/11/20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